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3pt" fo:font-weight="normal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9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0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1" style:family="paragraph" style:parent-style-name="Table_20_Contents">
      <style:paragraph-properties fo:line-height="150%"/>
      <style:text-properties style:font-name="Arial" style:font-name-asian="Arial"/>
    </style:style>
    <style:style style:name="P22" style:family="paragraph" style:parent-style-name="Table_20_Contents">
      <style:text-properties style:font-name="Arial" fo:font-size="12pt" style:font-name-asian="Arial"/>
    </style:style>
    <style:style style:name="P23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text-properties style:font-name="Arial"/>
    </style:style>
    <style:style style:name="P26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 style:list-style-name="L48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1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3" style:family="paragraph" style:parent-style-name="Text_20_body" style:list-style-name="L4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4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5" style:family="paragraph" style:parent-style-name="Text_20_body" style:list-style-name="L4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6" style:family="paragraph" style:parent-style-name="Text_20_body" style:list-style-name="L4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4" style:family="paragraph" style:parent-style-name="Text_20_body" style:list-style-name="L12">
      <style:paragraph-properties fo:margin-top="0cm" fo:margin-bottom="0cm" fo:line-height="150%" style:writing-mode="lr-tb"/>
    </style:style>
    <style:style style:name="P85" style:family="paragraph" style:parent-style-name="Text_20_body" style:list-style-name="L15">
      <style:paragraph-properties fo:margin-top="0cm" fo:margin-bottom="0cm" fo:line-height="150%" style:writing-mode="lr-tb"/>
    </style:style>
    <style:style style:name="P86" style:family="paragraph" style:parent-style-name="Text_20_body" style:list-style-name="L27">
      <style:paragraph-properties fo:margin-top="0cm" fo:margin-bottom="0cm" fo:line-height="150%" style:writing-mode="lr-tb"/>
    </style:style>
    <style:style style:name="P87" style:family="paragraph" style:parent-style-name="Text_20_body" style:list-style-name="L30">
      <style:paragraph-properties fo:margin-top="0cm" fo:margin-bottom="0cm" fo:line-height="150%" style:writing-mode="lr-tb"/>
    </style:style>
    <style:style style:name="P88" style:family="paragraph" style:parent-style-name="Text_20_body" style:list-style-name="L33">
      <style:paragraph-properties fo:margin-top="0cm" fo:margin-bottom="0cm" fo:line-height="150%" style:writing-mode="lr-tb"/>
    </style:style>
    <style:style style:name="P89" style:family="paragraph" style:parent-style-name="Text_20_body" style:list-style-name="L39">
      <style:paragraph-properties fo:margin-top="0cm" fo:margin-bottom="0cm" fo:line-height="150%" style:writing-mode="lr-tb"/>
    </style:style>
    <style:style style:name="P90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91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92" style:family="paragraph" style:parent-style-name="Text_20_body" style:list-style-name="L48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3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94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95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96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5" style:family="text">
      <style:text-properties fo:font-size="13pt"/>
    </style:style>
    <style:style style:name="T16" style:family="text">
      <style:text-properties fo:font-size="13pt" fo:font-style="normal" fo:font-weight="normal"/>
    </style:style>
    <style:style style:name="T17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transparent"/>
    </style:style>
    <style:style style:name="T20" style:family="text">
      <style:text-properties fo:color="#ff0000" fo:font-size="15pt" fo:background-color="#f4cccc"/>
    </style:style>
    <style:style style:name="T21" style:family="text">
      <style:text-properties style:font-name="Arial"/>
    </style:style>
    <style:style style:name="T22" style:family="text">
      <style:text-properties fo:background-color="#ffcc00"/>
    </style:style>
    <style:style style:name="T23" style:family="text">
      <style:text-properties fo:color="#ff3333"/>
    </style:style>
    <style:style style:name="T24" style:family="text">
      <style:text-properties fo:color="#9933ff"/>
    </style:style>
    <style:style style:name="T25" style:family="text">
      <style:text-properties fo:color="#996600"/>
    </style:style>
    <style:style style:name="T26" style:family="text">
      <style:text-properties fo:color="#0084d1"/>
    </style:style>
    <style:style style:name="T27" style:family="text">
      <style:text-properties style:language-asian="ja" style:country-asian="JP"/>
    </style:style>
    <style:style style:name="T28" style:family="text">
      <style:text-properties style:text-line-through-style="solid"/>
    </style:style>
    <style:style style:name="T2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78d3510-7fff-3427-0ecb-801a14f6929f"/>---------------------------------------------------------------------------</text:p>
      <text:p text:style-name="P14"><text:span text:style-name="T22">res free# JVEMV6 44#8.4.1_17 / 44. currency / 8. prog-python / 4 tester / 1. id-1 / </text:span><text:span text:style-name="T17">20190812_104407 ::]20190812_112009</text:span></text:p>
      <text:p text:style-name="P13"/>
      <text:p text:style-name="P12"><text:span text:style-name="T2">[do] </text:span><text:span text:style-name="T10">#_</text:span><text:span text:style-name="T1"> </text:span></text:p>
      <text:list xml:id="list3153510019236807939" text:style-name="L1">
        <text:list-item>
          <text:p text:style-name="P26">REVIEW</text:p>
          <text:list>
            <text:list-item>
              <text:p text:style-name="P30"/>
            </text:list-item>
          </text:list>
        </text:list-item>
        <text:list-item>
          <text:p text:style-name="P31">TASK-1 : “j5” → flowcharting, “j6”</text:p>
          <text:list>
            <text:list-item>
              <text:list>
                <text:list-item>
                  <text:p text:style-name="P31">#_20190811_130307:next</text:p>
                </text:list-item>
                <text:list-item>
                  <text:p text:style-name="P31">#_20190812_105414:ref</text:p>
                </text:list-item>
              </text:list>
            </text:list-item>
            <text:list-item>
              <text:p text:style-name="P31">charting</text:p>
            </text:list-item>
            <text:list-item>
              <text:p text:style-name="P32"><text:span text:style-name="T20">#_</text:span><text:span text:style-name="T19"> CODING : “j6” ~~ “j6 : N : 2”</text:span></text:p>
              <text:list>
                <text:list-item>
                  <text:p text:style-name="P31">#_20190812_110028:tmp</text:p>
                </text:list-item>
              </text:list>
            </text:list-item>
            <text:list-item>
              <text:p text:style-name="P31">TEST ⇒ OK</text:p>
            </text:list-item>
            <text:list-item>
              <text:p text:style-name="P31">T-1.2 : “j6-2”</text:p>
              <text:list>
                <text:list-item>
                  <text:p text:style-name="P31">#_20190812_111244:tmp</text:p>
                </text:list-item>
                <text:list-item>
                  <text:p text:style-name="P90">⇒ <text:span text:style-name="T16">OK</text:span></text:p>
                </text:list-item>
              </text:list>
            </text:list-item>
          </text:list>
        </text:list-item>
      </text:list>
      <text:p text:style-name="P6">[next]</text:p>
      <text:list xml:id="list5891925115234997251" text:style-name="L2">
        <text:list-item>
          <text:p text:style-name="P27">TASK : “j6 : N : 3” → remove “break” word, run the loop, continue from breaking occurred ⇒ maybe, “j6 : Y : 1”</text:p>
          <text:list>
            <text:list-item>
              <text:p text:style-name="P91">#_20190812_111920:next</text:p>
            </text:list-item>
          </text:list>
        </text:list-item>
      </text:list>
      <text:p text:style-name="P6">[further]</text:p>
      <text:list xml:id="list3468425219823617474" text:style-name="L3">
        <text:list-item>
          <text:p text:style-name="P93">wanna-know</text:p>
        </text:list-item>
      </text:list>
      <text:p text:style-name="P6">[docs]</text:p>
      <text:list xml:id="list7906853567006563486" text:style-name="L4">
        <text:list-item>
          <text:p text:style-name="P95"/>
        </text:list-item>
      </text:list>
      <text:p text:style-name="P1"/>
      <text:p text:style-name="P19"/>
      <text:p text:style-name="P5"><text:soft-page-break/>---------------------------------------------------------------------------</text:p>
      <text:p text:style-name="P15"><text:span text:style-name="T3">res free# JVEMV6 44#8.4.1_17 / 44. currency / 8. prog-python / 4 tester / 1. id-1 / </text:span><text:span text:style-name="T5">20190813_101416</text:span></text:p>
      <text:p text:style-name="P12"/>
      <text:p text:style-name="P12"><text:span text:style-name="T2">[do] </text:span><text:span text:style-name="T10">#_</text:span><text:span text:style-name="T1"> </text:span></text:p>
      <text:list xml:id="list7207466338942382744" text:style-name="L5">
        <text:list-item>
          <text:p text:style-name="P28">REVIEW</text:p>
        </text:list-item>
        <text:list-item>
          <text:p text:style-name="P28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8">#_20190812_111920:next</text:p>
                    </text:list-item>
                  </text:list>
                </text:list-item>
                <text:list-item>
                  <text:p text:style-name="P28">T-1.1</text:p>
                  <text:list>
                    <text:list-item>
                      <text:p text:style-name="P28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 : “j6 : Y : 2” ~~</text:p>
          <text:list>
            <text:list-item>
              <text:p text:style-name="P28">T-2.1</text:p>
              <text:list>
                <text:list-item>
                  <text:p text:style-name="P28">CODING : ~~ “j7 : N : 1”</text:p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2.2 : “j7 : N : 2” ~~ j7 : N : 2</text:p>
              <text:list>
                <text:list-item>
                  <text:p text:style-name="P24"><text:span text:style-name="T6">CODING</text:span><text:span text:style-name="T21"> : </text:span></text:p>
                  <text:list>
                    <text:list-item>
                      <text:p text:style-name="P25">#_20190813_133218:tmp</text:p>
                    </text:list-item>
                    <text:list-item>
                      <text:p text:style-name="P25">#_20190813_133345:ref</text:p>
                    </text:list-item>
                  </text:list>
                </text:list-item>
                <text:list-item>
                  <text:p text:style-name="P28">==&gt; OK</text:p>
                </text:list-item>
              </text:list>
            </text:list-item>
          </text:list>
        </text:list-item>
      </text:list>
      <text:p text:style-name="P6">[next]</text:p>
      <text:list xml:id="list4059788480660056639" text:style-name="L6">
        <text:list-item>
          <text:p text:style-name="P37">TASK : “j7 : N : 3” ~~</text:p>
          <text:list>
            <text:list-item>
              <text:p text:style-name="P37">#_20190813_134031:next</text:p>
            </text:list-item>
          </text:list>
        </text:list-item>
      </text:list>
      <text:p text:style-name="P6">[further]</text:p>
      <text:list xml:id="list1286239451332873812" text:style-name="L7">
        <text:list-item>
          <text:p text:style-name="P94">wanna-know</text:p>
        </text:list-item>
      </text:list>
      <text:p text:style-name="P6">[docs]</text:p>
      <text:list xml:id="list402271254228578634" text:style-name="L8">
        <text:list-item>
          <text:p text:style-name="P96"><text:soft-page-break/></text:p>
        </text:list-item>
      </text:list>
      <text:p text:style-name="P2"><text:line-break/></text:p>
      <text:p text:style-name="P10">---------------------------------------------------------------------------</text:p>
      <text:p text:style-name="P15"><text:span text:style-name="T3">res free# JVEMV6 44#8.4.1_19 / 44. currency / 8. prog-python / 4 tester / 1. id-1 / </text:span><text:span text:style-name="T5">20190814_101019</text:span></text:p>
      <text:p text:style-name="P9"/>
      <text:p text:style-name="P9">[do] <text:span text:style-name="T20">#_</text:span> </text:p>
      <text:list xml:id="list7475763096236912555" text:style-name="L9">
        <text:list-item>
          <text:p text:style-name="P39">REVIEW</text:p>
        </text:list-item>
        <text:list-item>
          <text:p text:style-name="P39">TASK-1 : <text:span text:style-name="T15">“j7 : N : 3” ~~</text:span></text:p>
          <text:list>
            <text:list-item>
              <text:list>
                <text:list-item>
                  <text:p text:style-name="P38">#_20190813_134031:next</text:p>
                </text:list-item>
              </text:list>
            </text:list-item>
            <text:list-item>
              <text:p text:style-name="P39"><text:span text:style-name="T20">#_</text:span> T-1.1</text:p>
              <text:list>
                <text:list-item>
                  <text:p text:style-name="P39">CODING</text:p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<text:span text:style-name="T20">#_</text:span> SEG-1 : add debug message</text:p>
              <text:list>
                <text:list-item>
                  <text:p text:style-name="P39">#_20190814_101628:tmp</text:p>
                </text:list-item>
                <text:list-item>
                  <text:p text:style-name="P39">==&gt; OK</text:p>
                </text:list-item>
              </text:list>
            </text:list-item>
          </text:list>
        </text:list-item>
        <text:list-item>
          <text:p text:style-name="P39"><text:span text:style-name="T20">#_</text:span> TASK-2 : “j7 : Y : 2” ~~</text:p>
          <text:list>
            <text:list-item>
              <text:p text:style-name="P39">T-2.1 : “Pos” → new key</text:p>
              <text:list>
                <text:list-item>
                  <text:p text:style-name="P39">#_20190814_102053:tmp</text:p>
                </text:list-item>
                <text:list-item>
                  <text:p text:style-name="P39">CODING</text:p>
                </text:list-item>
              </text:list>
            </text:list-item>
            <text:list-item>
              <text:p text:style-name="P39">T-2.2 : “j7 : Y : 2” → show values</text:p>
              <text:list>
                <text:list-item>
                  <text:p text:style-name="P39">CODING : #_20190814_102616:tmp</text:p>
                </text:list-item>
                <text:list-item>
                  <text:p text:style-name="P39">==&gt; OK</text:p>
                </text:list-item>
              </text:list>
            </text:list-item>
          </text:list>
        </text:list-item>
      </text:list>
      <text:p text:style-name="P9">[next]</text:p>
      <text:list xml:id="list2531744810553369533" text:style-name="L10">
        <text:list-item>
          <text:p text:style-name="P40">TASK : “j7 : Y : 3” ~~</text:p>
          <text:list>
            <text:list-item>
              <text:p text:style-name="P40">#_20190814_104749:next</text:p>
            </text:list-item>
          </text:list>
        </text:list-item>
      </text:list>
      <text:p text:style-name="P9">[further]</text:p>
      <text:list xml:id="list381037326139199831" text:style-name="L11">
        <text:list-item>
          <text:p text:style-name="P41"/>
        </text:list-item>
      </text:list>
      <text:p text:style-name="P9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19 no-2 / 44. currency / 8. prog-python / 4 tester / 1. id-1 / </text:span><text:span text:style-name="T5">20190814_165437</text:span></text:p>
      <text:p text:style-name="P9"/>
      <text:p text:style-name="P9">[do] <text:span text:style-name="T20">#_</text:span> </text:p>
      <text:list xml:id="list8256228558691758003" text:style-name="L12">
        <text:list-item>
          <text:p text:style-name="P42">REVIEW</text:p>
        </text:list-item>
        <text:list-item>
          <text:p text:style-name="P42">TASK-1 : “j7 : Y : 3” ~~</text:p>
          <text:list>
            <text:list-item>
              <text:list>
                <text:list-item>
                  <text:p text:style-name="P42">#_20190814_104749:next</text:p>
                </text:list-item>
              </text:list>
            </text:list-item>
            <text:list-item>
              <text:p text:style-name="P42">SEG-1 : add → retrun var ==&gt; “lo_Pos_Exits”</text:p>
              <text:list>
                <text:list-item>
                  <text:p text:style-name="P42">CODING</text:p>
                  <text:list>
                    <text:list-item>
                      <text:p text:style-name="P84"><text:span text:style-name="T11">#_</text:span><text:span text:style-name="T7"> caller : #_20190814_165634:tmp</text:span></text:p>
                    </text:list-item>
                    <text:list-item>
                      <text:p text:style-name="P84"><text:span text:style-name="T11">#_</text:span><text:span text:style-name="T7"> ret : </text:span></text:p>
                    </text:list-item>
                    <text:list-item>
                      <text:p text:style-name="P84"><text:span text:style-name="T11">#_</text:span><text:span text:style-name="T7"> dec</text:span><text:span text:style-name="T8">lare + init : </text:span></text:p>
                    </text:list-item>
                  </text:list>
                </text:list-item>
              </text:list>
            </text:list-item>
            <text:list-item>
              <text:p text:style-name="P76">T-1.1 : </text:p>
              <text:list>
                <text:list-item>
                  <text:p text:style-name="P76">CODING : Pos[st_pr]</text:p>
                </text:list-item>
                <text:list-item>
                  <text:p text:style-name="P76">TEST ==&gt; OK</text:p>
                </text:list-item>
              </text:list>
            </text:list-item>
            <text:list-item>
              <text:p text:style-name="P76">T-1.2</text:p>
              <text:list>
                <text:list-item>
                  <text:p text:style-name="P23">Pos[ext_pr]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ext:p text:style-name="P9">[next]</text:p>
      <text:list xml:id="list6500317427482055682" text:style-name="L13">
        <text:list-item>
          <text:p text:style-name="P43">TASK : “j7 : Y : 4” ~~</text:p>
          <text:list>
            <text:list-item>
              <text:p text:style-name="P43">#_20190814_171206:next</text:p>
            </text:list-item>
          </text:list>
        </text:list-item>
      </text:list>
      <text:p text:style-name="P9">[further]</text:p>
      <text:list xml:id="list5529888339079533325" text:style-name="L14">
        <text:list-item>
          <text:p text:style-name="P44"/>
        </text:list-item>
      </text:list>
      <text:p text:style-name="P7"><text:line-break/></text:p>
      <text:p text:style-name="P11"/>
      <text:p text:style-name="P7"><text:soft-page-break/></text:p>
      <text:p text:style-name="P9">---------------------------------------------------------------------------</text:p>
      <text:p text:style-name="P15"><text:span text:style-name="T3">res free# JVEMV6 44#8.4.1_20 / 44. currency / 8. prog-python / 4 tester / 1. id-1 / </text:span><text:span text:style-name="T5">20190815_104805 ::]20190815_111646</text:span></text:p>
      <text:p text:style-name="P9"/>
      <text:p text:style-name="P9">[do] <text:span text:style-name="T20">#_</text:span> </text:p>
      <text:list xml:id="list3100880179604691527" text:style-name="L15">
        <text:list-item>
          <text:p text:style-name="P45">REVIEW</text:p>
        </text:list-item>
        <text:list-item>
          <text:p text:style-name="P45"><text:span text:style-name="T20">#_</text:span> TASK-1 : “j7 : Y : 4” ~~</text:p>
          <text:list>
            <text:list-item>
              <text:list>
                <text:list-item>
                  <text:p text:style-name="P45">#_20190814_171206:next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CODING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85"><text:span text:style-name="T11">#_</text:span><text:span text:style-name="T7"> TASK-2 : “j7 : Y : 5” ~~</text:span></text:p>
          <text:list>
            <text:list-item>
              <text:list>
                <text:list-item>
                  <text:p text:style-name="P45">#_20190815_105241:tmp</text:p>
                </text:list-item>
              </text:list>
            </text:list-item>
            <text:list-item>
              <text:p text:style-name="P45">T-2.1</text:p>
              <text:list>
                <text:list-item>
                  <text:p text:style-name="P45">CODING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3 : “j7 : Y : 6” ~~</text:p>
          <text:list>
            <text:list-item>
              <text:p text:style-name="P45"><text:span text:style-name="T20">#_</text:span> T-3.1 : ==&gt; with “break”</text:p>
              <text:list>
                <text:list-item>
                  <text:p text:style-name="P45">==&gt; OK</text:p>
                </text:list-item>
              </text:list>
            </text:list-item>
            <text:list-item>
              <text:p text:style-name="P45">@+<text:span text:style-name="T20">#_</text:span> T-3.2 : ==&gt; w/o “break”</text:p>
              <text:list>
                <text:list-item>
                  <text:p text:style-name="P45">==&gt; exit loop due → “over the max”</text:p>
                </text:list-item>
              </text:list>
            </text:list-item>
            <text:list-item>
              <text:p text:style-name="P45">T-3.3 : ==&gt; w/o “break”, max → 50 (instead of 10)</text:p>
              <text:list>
                <text:list-item>
                  <text:p text:style-name="P45">==&gt; loop stopped at → “(step : B : j5 : Y : 1)”</text:p>
                </text:list-item>
              </text:list>
            </text:list-item>
          </text:list>
        </text:list-item>
      </text:list>
      <text:p text:style-name="P9">[next]</text:p>
      <text:list xml:id="list3206359115996753238" text:style-name="L16">
        <text:list-item>
          <text:p text:style-name="P46">TASK</text:p>
          <text:list>
            <text:list-item>
              <text:p text:style-name="P46">flowcharting ==&gt; “(step : B : j5 : Y : 1)” ~~</text:p>
            </text:list-item>
            <text:list-item>
              <text:p text:style-name="P46">CODING</text:p>
              <text:list>
                <text:list-item>
                  <text:p text:style-name="P46">#_20190815_110825:next</text:p>
                </text:list-item>
              </text:list>
            </text:list-item>
          </text:list>
        </text:list-item>
      </text:list>
      <text:p text:style-name="P9">[further]</text:p>
      <text:list xml:id="list9123422130827104656" text:style-name="L17">
        <text:list-item>
          <text:p text:style-name="P47"><text:soft-page-break/>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21 / 44. currency / 8. prog-python / 4 tester / 1. id-1 / </text:span><text:span text:style-name="T5">20190816_095316 ::]20190816_102530</text:span></text:p>
      <text:p text:style-name="P9"/>
      <text:p text:style-name="P9">[do] <text:span text:style-name="T20">#_</text:span> </text:p>
      <text:list xml:id="list5542404719734250305" text:style-name="L18">
        <text:list-item>
          <text:p text:style-name="P48">REVIEW</text:p>
        </text:list-item>
        <text:list-item>
          <text:p text:style-name="P48"><text:span text:style-name="T20">@#_</text:span> TASK-1 : flowcharting ==&gt; “(step : B : j5 : Y : 1)” ~~</text:p>
          <text:list>
            <text:list-item>
              <text:list>
                <text:list-item>
                  <text:p text:style-name="P48">T-1.1 : “(step : B : j5 : Y : 2)”</text:p>
                  <text:list>
                    <text:list-item>
                      <text:p text:style-name="P48">CODING</text:p>
                    </text:list-item>
                    <text:list-item>
                      <text:p text:style-name="P48">==&gt; OK</text:p>
                    </text:list-item>
                  </text:list>
                </text:list-item>
                <text:list-item>
                  <text:p text:style-name="P48">T-1.2 : “j5 : Y : 3”</text:p>
                  <text:list>
                    <text:list-item>
                      <text:p text:style-name="P48">CODING</text:p>
                    </text:list-item>
                    <text:list-item>
                      <text:p text:style-name="P48">==&gt; OK</text:p>
                    </text:list-item>
                  </text:list>
                </text:list-item>
                <text:list-item>
                  <text:p text:style-name="P48">T-1.3 : “j5 : Y : 4”, “Y : 5”</text:p>
                  <text:list>
                    <text:list-item>
                      <text:p text:style-name="P48">coding</text:p>
                    </text:list-item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ASK-2 : “j5 : Y : 6” ~~ </text:p>
              <text:list>
                <text:list-item>
                  <text:p text:style-name="P48">T-2.1</text:p>
                  <text:list>
                    <text:list-item>
                      <text:p text:style-name="P48">CODING</text:p>
                    </text:list-item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825536093854300949" text:style-name="L19">
        <text:list-item>
          <text:p text:style-name="P49">TASK : “j3 : Y : 2” ~~</text:p>
          <text:list>
            <text:list-item>
              <text:p text:style-name="P49">#_20190816_102247:next</text:p>
            </text:list-item>
          </text:list>
        </text:list-item>
      </text:list>
      <text:p text:style-name="P9"/>
      <text:p text:style-name="P9">[further]</text:p>
      <text:list xml:id="list5805665967409898472" text:style-name="L20">
        <text:list-item>
          <text:p text:style-name="P50"/>
        </text:list-item>
      </text:list>
      <text:p text:style-name="P7"/>
      <text:p text:style-name="P7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22 / 44. currency / 8. prog-python / 4 tester / 1. id-1 / </text:span><text:span text:style-name="T5">20190817_140819</text:span></text:p>
      <text:p text:style-name="P9"/>
      <text:p text:style-name="P9">[do] <text:span text:style-name="T20">#_</text:span> </text:p>
      <text:list xml:id="list2373190670216085560" text:style-name="L21">
        <text:list-item>
          <text:p text:style-name="P51">REVIEW</text:p>
        </text:list-item>
        <text:list-item>
          <text:p text:style-name="P51"><text:span text:style-name="T20">#_</text:span> TASK-1 : “j3 : Y : 2” ~~</text:p>
          <text:list>
            <text:list-item>
              <text:list>
                <text:list-item>
                  <text:p text:style-name="P51">#_20190816_102247:next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<text:span text:style-name="T20">#_</text:span> C/P</text:p>
                  <text:list>
                    <text:list-item>
                      <text:p text:style-name="P51">#_20190817_141414:cp:from----------------</text:p>
                    </text:list-item>
                    <text:list-item>
                      <text:p text:style-name="P51">#_20190817_141414:cp:to----------------</text:p>
                    </text:list-item>
                  </text:list>
                </text:list-item>
                <text:list-item>
                  <text:p text:style-name="P51"><text:span text:style-name="T20">#_</text:span> “j3 : Y : 6” ==&gt; C/O</text:p>
                </text:list-item>
                <text:list-item>
                  <text:p text:style-name="P51">TEST ==&gt; OK</text:p>
                  <text:list>
                    <text:list-item>
                      <text:p text:style-name="P51">[libfx_5.py:2283 / 20190817_141729] (step : B : j3 : Y : 5)</text:p>
                    </text:list-item>
                    <text:list-item>
                      <text:p text:style-name="P51">flag ==&gt; reset done : False</text:p>
                    </text:list-item>
                  </text:list>
                </text:list-item>
              </text:list>
            </text:list-item>
            <text:list-item>
              <text:p text:style-name="P51">T-1.2 : “j3 : Y : 6” ==&gt; C/in</text:p>
              <text:list>
                <text:list-item>
                  <text:p text:style-name="P51">CODING</text:p>
                </text:list-item>
                <text:list-item>
                  <text:p text:style-name="P51">TEST ==&gt; OK</text:p>
                  <text:list>
                    <text:list-item>
                      <text:p text:style-name="P51">[libfx_5.py:762 / 20190817_141912]</text:p>
                    </text:list-item>
                    <text:list-item>
                      <text:p text:style-name="P51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<text:span text:style-name="T20">#_</text:span> TASK-2 : modify</text:p>
          <text:list>
            <text:list-item>
              <text:p text:style-name="P51">T-2.1 : console output ---&gt; off</text:p>
              <text:list>
                <text:list-item>
                  <text:p text:style-name="P51">==&gt; OK</text:p>
                  <text:list>
                    <text:list-item>
                      <text:p text:style-name="P51">[libfx_5.py:762 / 20190817_142237]</text:p>
                    </text:list-item>
                    <text:list-item>
                      <text:p text:style-name="P51">(B : 1 : 1.1) cntOf_Loop ==&gt; over the max : count = 51 / max = 50</text:p>
                    </text:list-item>
                    <text:list-item>
                      <text:p text:style-name="P51"><text:soft-page-break/></text:p>
                    </text:list-item>
                    <text:list-item>
                      <text:p text:style-name="P51">[libfx_5.py:6247 / 20190817_142237]</text:p>
                    </text:list-item>
                    <text:list-item>
                      <text:p text:style-name="P51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<text:span text:style-name="T20">#_</text:span> TASK-3 : write data file</text:p>
          <text:list>
            <text:list-item>
              <text:p text:style-name="P51">T-3.1 : #_20190817_142451:tmp</text:p>
              <text:list>
                <text:list-item>
                  <text:list>
                    <text:list-item>
                      <text:p text:style-name="P51">new FUNC : tester_T_1__Report_Dat__V2()</text:p>
                    </text:list-item>
                  </text:list>
                </text:list-item>
                <text:list-item>
                  <text:p text:style-name="P51">DUP : tester_T_1__Report_Dat()</text:p>
                </text:list-item>
                <text:list-item>
                  <text:p text:style-name="P51">debug labels</text:p>
                  <text:list>
                    <text:list-item>
                      <text:p text:style-name="P51">#_20190817_142750:caller</text:p>
                    </text:list-item>
                    <text:list-item>
                      <text:p text:style-name="P51">#_20190817_142754:head</text:p>
                    </text:list-item>
                    <text:list-item>
                      <text:p text:style-name="P51">#_20190817_142759:wl:in-func</text:p>
                    </text:list-item>
                  </text:list>
                </text:list-item>
                <text:list-item>
                  <text:p text:style-name="P51">caller line</text:p>
                </text:list-item>
                <text:list-item>
                  <text:p text:style-name="P51">param → change</text:p>
                  <text:list>
                    <text:list-item>
                      <text:p text:style-name="P51">caller</text:p>
                    </text:list-item>
                    <text:list-item>
                      <text:p text:style-name="P51">callee</text:p>
                    </text:list-item>
                  </text:list>
                </text:list-item>
                <text:list-item>
                  <text:p text:style-name="P51">vars</text:p>
                  <text:list>
                    <text:list-item>
                      <text:p text:style-name="P51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1">T-3.2 : review original codes ---&gt; valid lines ~~&gt; keep</text:p>
              <text:list>
                <text:list-item>
                  <text:p text:style-name="P51">up to : “step : 2.1” ==&gt; OK</text:p>
                </text:list-item>
                <text:list-item>
                  <text:p text:style-name="P51">~~ “step : 2.1 : 2” ==&gt; OK</text:p>
                </text:list-item>
                <text:list-item>
                  <text:p text:style-name="P51">~~ “step : 2.2 / item : 2.2 : values” ==&gt; OK</text:p>
                </text:list-item>
              </text:list>
            </text:list-item>
            <text:list-item>
              <text:p text:style-name="P51">T-3.3 : TEST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<text:span text:style-name="T20">#_</text:span> TASK-4 : data file → further columns</text:p>
          <text:list>
            <text:list-item>
              <text:p text:style-name="P51">T-4.1 : new columns ==&gt; rf_idx, rf_pr</text:p>
              <text:list>
                <text:list-item>
                  <text:p text:style-name="P51">CODING : “step : 2.2 : 1 : header”</text:p>
                  <text:list>
                    <text:list-item>
                      <text:p text:style-name="P51">#_20190817_143905:tmp</text:p>
                    </text:list-item>
                  </text:list>
                </text:list-item>
              </text:list>
            </text:list-item>
            <text:list-item>
              <text:p text:style-name="P51"><text:span text:style-name="T20">@#_</text:span> T-4.2 : “step : 2.2 : 2 : values”</text:p>
              <text:list>
                <text:list-item>
                  <text:list>
                    <text:list-item>
                      <text:p text:style-name="P51">#_20190817_144143:tmp</text:p>
                    </text:list-item>
                  </text:list>
                </text:list-item>
                <text:list-item>
                  <text:p text:style-name="P51">CODING</text:p>
                </text:list-item>
                <text:list-item>
                  <text:p text:style-name="P51"><text:soft-page-break/>TEST ==&gt; OK</text:p>
                </text:list-item>
              </text:list>
            </text:list-item>
          </text:list>
        </text:list-item>
        <text:list-item>
          <text:p text:style-name="P51">TASK-5 : dat files → further </text:p>
          <text:list>
            <text:list-item>
              <text:p text:style-name="P51"><text:span text:style-name="T20">#_</text:span> T-5.1 : “diff.price” ==&gt; change to : (ext_pr) – (st_pr)</text:p>
              <text:list>
                <text:list-item>
                  <text:list>
                    <text:list-item>
                      <text:p text:style-name="P51">#_20190817_145127:tmp</text:p>
                    </text:list-item>
                  </text:list>
                </text:list-item>
                <text:list-item>
                  <text:p text:style-name="P51">CODING</text:p>
                </text:list-item>
                <text:list-item>
                  <text:p text:style-name="P51">TEST ==&gt; </text:p>
                  <text:list>
                    <text:list-item>
                      <text:p text:style-name="P51"><text:span text:style-name="T24">PROBLEM</text:span><text:span text:style-name="T23"> </text:span>: “sumOf_SLs”, “sumOf_TPs” ---&gt; pre-change, post-change ==&gt; not changed <text:span text:style-name="T18">::[20190817_145921</text:span></text:p>
                      <text:list>
                        <text:list-item>
                          <text:list>
                            <text:list-item>
                              <text:p text:style-name="P80">“sumOf_SLs<text:tab/>-0.637</text:p>
                            </text:list-item>
                            <text:list-item>
                              <text:p text:style-name="P80">sumOf_TPs<text:tab/>0.488</text:p>
                            </text:list-item>
                            <text:list-item>
                              <text:p text:style-name="P80">ratio (TP/SL)<text:tab/>-0.766”</text:p>
                            </text:list-item>
                          </text:list>
                        </text:list-item>
                        <text:list-item>
                          <text:p text:style-name="P51">TRY : ==&gt; see code</text:p>
                          <text:list>
                            <text:list-item>
                              <text:p text:style-name="P51">#_20190817_150021:fix</text:p>
                            </text:list-item>
                            <text:list-item>
                              <text:p text:style-name="P51">FOUND : #_20190817_150102:fx</text:p>
                              <text:list>
                                <text:list-item>
                                  <text:p text:style-name="P51">==&gt; code not changed → fix</text:p>
                                </text:list-item>
                                <text:list-item>
                                  <text:p text:style-name="P51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/TEST ==&gt; OK</text:p>
                          <text:list>
                            <text:list-item>
                              <text:p text:style-name="P51">sumOf_SLs<text:tab/>-0.320</text:p>
                            </text:list-item>
                            <text:list-item>
                              <text:p text:style-name="P51">sumOf_TPs<text:tab/>0.328</text:p>
                            </text:list-item>
                            <text:list-item>
                              <text:p text:style-name="P51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<text:span text:style-name="T20">#_</text:span> SEG-1 : “ratio (TP/SL)” ==&gt; use absolute value</text:p>
              <text:list>
                <text:list-item>
                  <text:p text:style-name="P51">#_20190817_151054:tmp</text:p>
                </text:list-item>
              </text:list>
            </text:list-item>
            <text:list-item>
              <text:p text:style-name="P51"><text:span text:style-name="T20">#_</text:span> T-5.2 : new cols ext_id, _pr </text:p>
              <text:list>
                <text:list-item>
                  <text:p text:style-name="P51"><text:span text:style-name="T20">#_</text:span> CODING : “step : 2.2 : 1 : header”</text:p>
                  <text:list>
                    <text:list-item>
                      <text:p text:style-name="P51">#_20190817_143905:tmp</text:p>
                    </text:list-item>
                    <text:list-item>
                      <text:p text:style-name="P51">after “rf_idx\trf_pr”</text:p>
                    </text:list-item>
                  </text:list>
                </text:list-item>
                <text:list-item>
                  <text:p text:style-name="P51"><text:span text:style-name="T20">#_</text:span> T-4.2 : “step : 2.2 : 2 : values”</text:p>
                  <text:list>
                    <text:list-item>
                      <text:p text:style-name="P51">#_20190817_144143:tmp</text:p>
                    </text:list-item>
                  </text:list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51">TASK-6 : stopper → off</text:p>
          <text:list>
            <text:list-item>
              <text:p text:style-name="P51"><text:soft-page-break/>CODING : #_20190810_125252:caller</text:p>
              <text:list>
                <text:list-item>
                  <text:p text:style-name="P51">tester_T_1__Buy_Up__Loop_2_Trailing__V2</text:p>
                </text:list-item>
                <text:list-item>
                  <text:p text:style-name="P51">section “step : B : 1 : 1.1” ==&gt; C/O</text:p>
                </text:list-item>
              </text:list>
            </text:list-item>
            <text:list-item>
              <text:p text:style-name="P51">TEST ==&gt; </text:p>
              <text:list>
                <text:list-item>
                  <text:p text:style-name="P51"><office:annotation office:name="__Annotation__1019_1327311992"><dc:creator>iwabuchi ken</dc:creator><dc:date>2019-08-17T15:26:44.20</dc:date><text:p text:style-name="P97"><text:span text:style-name="T29">“</text:span><text:span text:style-name="T29">PROBLEM” in blue color ==&gt; dropped. This is not a problem, but simply an unfinished item.</text:span></text:p></office:annotation><text:span text:style-name="T26">PROBLEM</text:span><office:annotation-end office:name="__Annotation__1019_1327311992"/> : loop ended short</text:p>
                  <text:list>
                    <text:list-item>
                      <text:p text:style-name="P51">“[libfx_5.py:1103 / 20190817_151739]</text:p>
                    </text:list-item>
                    <text:list-item>
                      <text:p text:style-name="P51">(step : B : 0) =================================== [loop : 127]”</text:p>
                    </text:list-item>
                    <text:list-item>
                      <text:p text:style-name="P51"><text:span text:style-name="T25">TRY</text:span> : see log file</text:p>
                      <text:list>
                        <text:list-item>
                          <text:p text:style-name="P51">BUSL3_No_T_1.(20190817_151657).log</text:p>
                        </text:list-item>
                        <text:list-item>
                          <text:p text:style-name="P51">in “loop : 127”</text:p>
                          <text:list>
                            <text:list-item>
                              <text:p text:style-name="P51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1">FOUND : #_20190817_152346:fix</text:p>
                          <text:list>
                            <text:list-item>
                              <text:p text:style-name="P51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05622205756831652" text:style-name="L22">
        <text:list-item>
          <text:p text:style-name="P52">TASK : “j3-2 : Y : 2” ~~</text:p>
          <text:list>
            <text:list-item>
              <text:p text:style-name="P52">#_20190817_152507:next</text:p>
            </text:list-item>
          </text:list>
        </text:list-item>
      </text:list>
      <text:p text:style-name="P9">[further]</text:p>
      <text:list xml:id="list8840465206233191356" text:style-name="L23">
        <text:list-item>
          <text:p text:style-name="P53"/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 23 / 44. currency / 8. prog-python / 4 tester / 1. id-1 / </text:span><text:span text:style-name="T5">20190818_093049</text:span></text:p>
      <text:p text:style-name="P9"/>
      <text:p text:style-name="P9">[do] <text:span text:style-name="T20">#_</text:span> </text:p>
      <text:list xml:id="list5335091644443681561" text:style-name="L24">
        <text:list-item>
          <text:p text:style-name="P54">REVIEW</text:p>
        </text:list-item>
        <text:list-item>
          <text:p text:style-name="P54">TASK-1 : “j3-2 : Y : 2” ~~</text:p>
          <text:list>
            <text:list-item>
              <text:list>
                <text:list-item>
                  <text:p text:style-name="P54">#_20190817_152507:next</text:p>
                </text:list-item>
              </text:list>
            </text:list-item>
            <text:list-item>
              <text:p text:style-name="P54"><text:soft-page-break/><text:span text:style-name="T20">#_</text:span> T-1.1 : “j3 : Y : 2”</text:p>
            </text:list-item>
            <text:list-item>
              <text:p text:style-name="P54">T-1.2 : “j7” → C/P</text:p>
              <text:list>
                <text:list-item>
                  <text:p text:style-name="P54"><text:span text:style-name="T20">#_</text:span> C/P: ~~ “j7 : Y : 5”</text:p>
                  <text:list>
                    <text:list-item>
                      <text:p text:style-name="P54">#_20190818_094708:cp:from--------------</text:p>
                    </text:list-item>
                    <text:list-item>
                      <text:p text:style-name="P54">#_20190818_094708:cp:to--------------</text:p>
                    </text:list-item>
                  </text:list>
                </text:list-item>
                <text:list-item>
                  <text:p text:style-name="P54"><text:span text:style-name="T20">#_</text:span> C/P : “j7 : N” ~~ “j7 : N : 3”</text:p>
                  <text:list>
                    <text:list-item>
                      <text:p text:style-name="P54">#_20190818_094943:cp:from:--------------------</text:p>
                    </text:list-item>
                    <text:list-item>
                      <text:p text:style-name="P54">#_20190818_094943:cp:to:--------------------</text:p>
                    </text:list-item>
                  </text:list>
                </text:list-item>
                <text:list-item>
                  <text:p text:style-name="P54">TEST ==&gt; OK</text:p>
                  <text:list>
                    <text:list-item>
                      <text:p text:style-name="P54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TASK-2 : “j4” → up to “continue”</text:p>
          <text:list>
            <text:list-item>
              <text:p text:style-name="P54">T-2.1 : “j4 : N”, “Y”</text:p>
              <text:list>
                <text:list-item>
                  <text:p text:style-name="P54">“j7 : N : 3”</text:p>
                </text:list-item>
                <text:list-item>
                  <text:p text:style-name="P54">“j7 : Y : 6”</text:p>
                </text:list-item>
                <text:list-item>
                  <text:p text:style-name="P54">TEST : max → 200</text:p>
                  <text:list>
                    <text:list-item>
                      <text:p text:style-name="P54">new var value</text:p>
                    </text:list-item>
                    <text:list-item>
                      <text:p text:style-name="P54">comment in</text:p>
                    </text:list-item>
                    <text:list-item>
                      <text:p text:style-name="P54">==&gt; no error</text:p>
                    </text:list-item>
                    <text:list-item>
                      <text:p text:style-name="P54">==&gt; OK</text:p>
                      <text:list>
                        <text:list-item>
                          <text:p text:style-name="P54">“len(lo_Pos_Exits)<text:tab/>36</text:p>
                        </text:list-item>
                        <text:list-item>
                          <text:p text:style-name="P54">total<text:tab/>201</text:p>
                        </text:list-item>
                        <text:list-item>
                          <text:p text:style-name="P54">ratio<text:tab/>0.179</text:p>
                        </text:list-item>
                        <text:list-item>
                          <text:p text:style-name="P54">cntOf_SLs<text:tab/>24<text:tab/>(0.667)</text:p>
                        </text:list-item>
                        <text:list-item>
                          <text:p text:style-name="P54">cntOf_TPs<text:tab/>12<text:tab/>(0.333)</text:p>
                        </text:list-item>
                        <text:list-item>
                          <text:p text:style-name="P54">sumOf_SLs<text:tab/>-0.960</text:p>
                        </text:list-item>
                        <text:list-item>
                          <text:p text:style-name="P54">sumOf_TPs<text:tab/>1.238</text:p>
                        </text:list-item>
                        <text:list-item>
                          <text:p text:style-name="P54">ratio (TP/SL)<text:tab/>1.290</text:p>
                        </text:list-item>
                        <text:list-item>
                          <text:p text:style-name="P54">valOf_SL<text:tab/>0.030</text:p>
                        </text:list-item>
                        <text:list-item>
                          <text:p text:style-name="P54">valOf_TP<text:tab/>0.060</text:p>
                        </text:list-item>
                        <text:list-item>
                          <text:p text:style-name="P54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4">TASK-3 : csv ---&gt; 500 entries</text:p>
          <text:list>
            <text:list-item>
              <text:p text:style-name="P54">T-3.1 : stopper → off</text:p>
              <text:list>
                <text:list-item>
                  <text:p text:style-name="P54">“step : B : 1 : 1.1” → C/O</text:p>
                </text:list-item>
                <text:list-item>
                  <text:p text:style-name="P54">validate → see conf file : busl_3__tester_T_1__Buy_Up.conf</text:p>
                </text:list-item>
                <text:list-item>
                  <text:p text:style-name="P54">EXEC ==&gt; </text:p>
                  <text:list>
                    <text:list-item>
                      <text:p text:style-name="P54">==&gt; no error</text:p>
                    </text:list-item>
                    <text:list-item>
                      <text:p text:style-name="P54">“cntOf_SLs<text:tab/>63<text:tab/>(0.733)</text:p>
                    </text:list-item>
                    <text:list-item>
                      <text:p text:style-name="P54">cntOf_TPs<text:tab/>23<text:tab/>(0.267)</text:p>
                    </text:list-item>
                    <text:list-item>
                      <text:p text:style-name="P54">sumOf_SLs<text:tab/>-2.520</text:p>
                    </text:list-item>
                    <text:list-item>
                      <text:p text:style-name="P54">sumOf_TPs<text:tab/>2.049</text:p>
                    </text:list-item>
                    <text:list-item>
                      <text:p text:style-name="P54">ratio (TP/SL)<text:tab/>0.813</text:p>
                    </text:list-item>
                    <text:list-item>
                      <text:p text:style-name="P54">valOf_SL<text:tab/>0.030</text:p>
                    </text:list-item>
                    <text:list-item>
                      <text:p text:style-name="P54">valOf_TP<text:tab/>0.060</text:p>
                    </text:list-item>
                    <text:list-item>
                      <text:p text:style-name="P54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890711718379250778" text:style-name="L25">
        <text:list-item>
          <text:p text:style-name="P55">TASK : mt4 programming</text:p>
          <text:list>
            <text:list-item>
              <text:p text:style-name="P55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55">or, TASK : python, detect patterns</text:p>
          <text:list>
            <text:list-item>
              <text:p text:style-name="P55">dp_Tester_T_1__Buy_Up(lo_LO_Lines, lo_BDs_Tmp)</text:p>
            </text:list-item>
            <text:list-item>
              <text:p text:style-name="P55">#_20190706_231447:caller</text:p>
            </text:list-item>
            <text:list-item>
              <text:p text:style-name="P55">==&gt; e.g. new FUNC : dp_No_1__Down_Down_Buy()</text:p>
              <text:list>
                <text:list-item>
                  <text:p text:style-name="P55">No_1_1 : buy all</text:p>
                </text:list-item>
                <text:list-item>
                  <text:p text:style-name="P55">No_1_2 : buy if : prev 2 bars both in BB.range-5, or -6</text:p>
                </text:list-item>
                <text:list-item>
                  <text:p text:style-name="P55">==&gt; <text:span text:style-name="T27">淡々と、作っていこう</text:span></text:p>
                </text:list-item>
              </text:list>
            </text:list-item>
          </text:list>
        </text:list-item>
      </text:list>
      <text:p text:style-name="P9">[further]</text:p>
      <text:list xml:id="list845242758443028652" text:style-name="L26">
        <text:list-item>
          <text:p text:style-name="P56"/>
        </text:list-item>
      </text:list>
      <text:p text:style-name="P7"><text:line-break/></text:p>
      <text:p text:style-name="P11"><text:soft-page-break/></text:p>
      <text:p text:style-name="P9">---------------------------------------------------------------------------</text:p>
      <text:p text:style-name="P15"><text:span text:style-name="T3">res free# JVEMV6 44#7.2.1_1 / 44. currency / 7. mql prog / 2. eap-2 / 1. id-1 / </text:span><text:span text:style-name="T5">20190826_123319</text:span></text:p>
      <text:p text:style-name="P9"/>
      <text:p text:style-name="P9">[do] <text:span text:style-name="T20">#_</text:span> </text:p>
      <text:list xml:id="list1818095871012423465" text:style-name="L27">
        <text:list-item>
          <text:p text:style-name="P57">REVIEW</text:p>
        </text:list-item>
        <text:list-item>
          <text:p text:style-name="P86"><text:span text:style-name="T11">#_</text:span><text:span text:style-name="T7"> TASK-1 : start programming</text:span></text:p>
          <text:list>
            <text:list-item>
              <text:p text:style-name="P57">T-1.1 : DUP file</text:p>
              <text:list>
                <text:list-item>
                  <text:p text:style-name="P57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57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57">gen : func list</text:p>
                  <text:list>
                    <text:list-item>
                      <text:p text:style-name="P57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57">T-1.2 : renew the DUP-ed file</text:p>
              <text:list>
                <text:list-item>
                  <text:p text:style-name="P57">delete funcs</text:p>
                </text:list-item>
                <text:list-item>
                  <text:p text:style-name="P57">use “Print” command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86"><text:span text:style-name="T11">#_</text:span><text:span text:style-name="T7"> TASK-2 : write to file ---&gt; debugging</text:span></text:p>
          <text:list>
            <text:list-item>
              <text:p text:style-name="P57">T-2.1</text:p>
              <text:list>
                <text:list-item>
                  <text:p text:style-name="P86"><text:span text:style-name="T7">log dir ==&gt; C:\Users\iwabuchiken\AppData\Roaming\MetaQuotes\Terminal\3</text:span><text:soft-page-break/><text:span text:style-name="T7">4B08C83A5AAE27A4079DE708E60511E\MQL4\Files\Logs</text:span>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7">TASK-3 : new funcs</text:p>
          <text:list>
            <text:list-item>
              <text:list>
                <text:list-item>
                  <text:p text:style-name="P57">judge_1() : boolean</text:p>
                </text:list-item>
                <text:list-item>
                  <text:p text:style-name="P57">take_Position() : boolean</text:p>
                </text:list-item>
              </text:list>
            </text:list-item>
            <text:list-item>
              <text:p text:style-name="P86"><text:span text:style-name="T11">#_</text:span><text:span text:style-name="T7"> T-3.1 : FUNC : judge_1() : boolean</text:span></text:p>
              <text:list>
                <text:list-item>
                  <text:p text:style-name="P57">skeleton</text:p>
                </text:list-item>
                <text:list-item>
                  <text:p text:style-name="P57">TEST ==&gt; OK</text:p>
                  <text:list>
                    <text:list-item>
                      <text:p text:style-name="P57">→ up to “(step : j2 : N)”</text:p>
                    </text:list-item>
                  </text:list>
                </text:list-item>
              </text:list>
            </text:list-item>
            <text:list-item>
              <text:p text:style-name="P57">T-3.2 : “j3” ~~</text:p>
              <text:list>
                <text:list-item>
                  <text:p text:style-name="P57">//_20190826_132608:tmp</text:p>
                </text:list-item>
                <text:list-item>
                  <text:p text:style-name="P86"><text:span text:style-name="T11">#_</text:span><text:span text:style-name="T7"> SEG-1 : new file : lib_ea_2.mqh</text:span></text:p>
                  <text:list>
                    <text:list-item>
                      <text:list>
                        <text:list-item>
                          <text:p text:style-name="P57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57">DUP</text:p>
                    </text:list-item>
                    <text:list-item>
                      <text:p text:style-name="P57">include</text:p>
                    </text:list-item>
                  </text:list>
                </text:list-item>
                <text:list-item>
                  <text:p text:style-name="P57">new FUNC : judge_1()</text:p>
                  <text:list>
                    <text:list-item>
                      <text:p text:style-name="P57">at : lib_ea_2.mqh</text:p>
                    </text:list-item>
                    <text:list-item>
                      <text:p text:style-name="P57">signature</text:p>
                    </text:list-item>
                    <text:list-item>
                      <text:p text:style-name="P57">debug labels</text:p>
                      <text:list>
                        <text:list-item>
                          <text:p text:style-name="P57">//_20190826_133747:caller</text:p>
                        </text:list-item>
                        <text:list-item>
                          <text:p text:style-name="P57">//_20190826_133801:head</text:p>
                        </text:list-item>
                        <text:list-item>
                          <text:p text:style-name="P57">//_20190826_133815:wl</text:p>
                        </text:list-item>
                      </text:list>
                    </text:list-item>
                    <text:list-item>
                      <text:p text:style-name="P57">caller lines</text:p>
                    </text:list-item>
                    <text:list-item>
                      <text:p text:style-name="P5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042104415823004020" text:style-name="L28">
        <text:list-item>
          <text:p text:style-name="P58">TASK : “j3 : Y : 1” ~~</text:p>
          <text:list>
            <text:list-item>
              <text:p text:style-name="P58">//_20190826_135520:next</text:p>
            </text:list-item>
          </text:list>
        </text:list-item>
      </text:list>
      <text:p text:style-name="P9">[further]</text:p>
      <text:list xml:id="list656801302635099247" text:style-name="L29">
        <text:list-item>
          <text:p text:style-name="P59"><text:soft-page-break/></text:p>
        </text:list-item>
      </text:list>
      <text:p text:style-name="P7"><text:line-break/></text:p>
      <text:p text:style-name="P11"/>
      <text:p text:style-name="P9">---------------------------------------------------------------------------</text:p>
      <text:p text:style-name="P15"><text:span text:style-name="T3">res free# JVEMV6 44#7.2.1_2 / 44. currency / 7. mql prog / 2. eap-2 / 1. id-1 / </text:span><text:span text:style-name="T5">20190827_105748</text:span></text:p>
      <text:p text:style-name="P9"/>
      <text:p text:style-name="P9">[do] <text:span text:style-name="T20">#_</text:span> </text:p>
      <text:list xml:id="list4509141414529635580" text:style-name="L30">
        <text:list-item>
          <text:p text:style-name="P60">REVIEW</text:p>
        </text:list-item>
        <text:list-item>
          <text:p text:style-name="P87"><text:span text:style-name="T11">@#_</text:span><text:span text:style-name="T7"> TASK-1 : “j3 : Y : 1” ~~</text:span></text:p>
          <text:list>
            <text:list-item>
              <text:list>
                <text:list-item>
                  <text:p text:style-name="P60">//_20190826_135520:next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new FUNC : take_Position__Buy()</text:p>
                  <text:list>
                    <text:list-item>
                      <text:p text:style-name="P60">signature</text:p>
                    </text:list-item>
                    <text:list-item>
                      <text:p text:style-name="P60">time labels</text:p>
                    </text:list-item>
                    <text:list-item>
                      <text:p text:style-name="P60">caller</text:p>
                    </text:list-item>
                  </text:list>
                </text:list-item>
                <text:list-item>
                  <text:p text:style-name="P60">TEST ==&gt; OK</text:p>
                </text:list-item>
              </text:list>
            </text:list-item>
          </text:list>
        </text:list-item>
        <text:list-item>
          <text:p text:style-name="P87"><text:span text:style-name="T11">#_</text:span><text:span text:style-name="T7"> TASK-2 : “j3 : Y : 2”</text:span></text:p>
          <text:list>
            <text:list-item>
              <text:p text:style-name="P60">==&gt; OK</text:p>
            </text:list-item>
          </text:list>
        </text:list-item>
        <text:list-item>
          <text:p text:style-name="P87"><text:span text:style-name="T11">#_</text:span><text:span text:style-name="T7"> TASK-3 : “j3 : Y : 1” → take position</text:span></text:p>
          <text:list>
            <text:list-item>
              <text:list>
                <text:list-item>
                  <text:p text:style-name="P60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0">T-3.1 : func : take_Position__Buy()</text:p>
              <text:list>
                <text:list-item>
                  <text:p text:style-name="P60">==&gt; show values</text:p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87"><text:span text:style-name="T11">#_</text:span><text:span text:style-name="T7"> T-3.2 : send order</text:span></text:p>
              <text:list>
                <text:list-item>
                  <text:p text:style-name="P60">==&gt; OK</text:p>
                </text:list-item>
              </text:list>
            </text:list-item>
          </text:list>
        </text:list-item>
      </text:list>
      <text:p text:style-name="P9"><text:soft-page-break/>[next]</text:p>
      <text:list xml:id="list4470820519284859751" text:style-name="L31">
        <text:list-item>
          <text:p text:style-name="P61">TASK : </text:p>
          <text:list>
            <text:list-item>
              <text:list>
                <text:list-item>
                  <text:p text:style-name="P77">ref</text:p>
                  <text:list>
                    <text:list-item>
                      <text:p text:style-name="P77">lib_ea.mqh : //_20190827_143022:ref : ordermodify</text:p>
                    </text:list-item>
                    <text:list-item>
                      <text:p text:style-name="P77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1">“j2 : Y” <text:span text:style-name="T27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9">[further]</text:p>
      <text:list xml:id="list2880855661333270630" text:style-name="L32">
        <text:list-item>
          <text:p text:style-name="P62"/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4">res free# JVEMV6 44#7.2.1_3 / 44. currency / 7. mql prog / 2. eap-2 / 1. id-1 / </text:span><text:span text:style-name="T5">20190828_094028</text:span></text:p>
      <text:p text:style-name="P9"/>
      <text:p text:style-name="P9">[do] <text:span text:style-name="T20">#_</text:span> </text:p>
      <text:list xml:id="list4311600304754338396" text:style-name="L33">
        <text:list-item>
          <text:p text:style-name="P88"><text:span text:style-name="T11">#_</text:span><text:span text:style-name="T7"> REVIEW</text:span></text:p>
        </text:list-item>
        <text:list-item>
          <text:p text:style-name="P63">TASK-1 : </text:p>
          <text:list>
            <text:list-item>
              <text:list>
                <text:list-item>
                  <text:p text:style-name="P78">ref</text:p>
                  <text:list>
                    <text:list-item>
                      <text:p text:style-name="P78">lib_ea.mqh : //_20190827_143022:ref : ordermodify</text:p>
                    </text:list-item>
                    <text:list-item>
                      <text:p text:style-name="P78">ea_Exp_1__TrailingStop.mq4 : //_20190827_143229:ref : OrdersTotal</text:p>
                    </text:list-item>
                  </text:list>
                </text:list-item>
                <text:list-item>
                  <text:p text:style-name="P63"><text:span text:style-name="T7">“j2 : Y” </text:span><text:span text:style-name="T27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88"><text:span text:style-name="T11">#_</text:span><text:span text:style-name="T7"> T-1.1 : </text:span><text:span text:style-name="T8">//_20190827_143229:ref</text:span><text:span text:style-name="T7"> (</text:span><text:span text:style-name="T8">ea_Exp_1__TrailingStop.mq4)</text:span></text:p>
              <text:list>
                <text:list-item>
                  <text:p text:style-name="P78">“j2 : Y : 1”</text:p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88"><text:span text:style-name="T12">#_</text:span><text:span text:style-name="T8"> T-1.2 : “j2-1”</text:span></text:p>
              <text:list>
                <text:list-item>
                  <text:p text:style-name="P78"><text:soft-page-break/>==&gt; OK</text:p>
                </text:list-item>
              </text:list>
            </text:list-item>
            <text:list-item>
              <text:p text:style-name="P88"><text:span text:style-name="T12">#_</text:span><text:span text:style-name="T8"> T-1.3 : “j2-1 : Y”, “ : N”</text:span></text:p>
              <text:list>
                <text:list-item>
                  <text:p text:style-name="P78">==&gt; OK</text:p>
                </text:list-item>
              </text:list>
            </text:list-item>
          </text:list>
        </text:list-item>
      </text:list>
      <text:p text:style-name="P9">[next]</text:p>
      <text:list xml:id="list5963664227545828835" text:style-name="L34">
        <text:list-item>
          <text:p text:style-name="P64">TASK : “j1-2” → new node</text:p>
          <text:list>
            <text:list-item>
              <text:p text:style-name="P64">if NO → exec “j3 : Y” and on</text:p>
            </text:list-item>
            <text:list-item>
              <text:p text:style-name="P64">if YES → continue (i.e. return(0))</text:p>
            </text:list-item>
            <text:list-item>
              <text:p text:style-name="P64">//_20190828_102028:next</text:p>
            </text:list-item>
          </text:list>
        </text:list-item>
      </text:list>
      <text:p text:style-name="P9">[further]</text:p>
      <text:list xml:id="list660414202137197148" text:style-name="L35">
        <text:list-item>
          <text:p text:style-name="P82">orders ---&gt; to file “orders.[XXXX].dat”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7.2.1_4 / 44. currency / 7. mql prog / 2. eap-2 / 1. id-1 / </text:span><text:span text:style-name="T5">20190829_113527</text:span></text:p>
      <text:p text:style-name="P9"/>
      <text:p text:style-name="P9">[do] <text:span text:style-name="T20">#_</text:span> </text:p>
      <text:list xml:id="list7482930483971634752" text:style-name="L36">
        <text:list-item>
          <text:p text:style-name="P65">REVIEW</text:p>
        </text:list-item>
        <text:list-item>
          <text:p text:style-name="P65"><text:span text:style-name="T20">#_</text:span> TASK-1 : “j1-2” → new node</text:p>
          <text:list>
            <text:list-item>
              <text:list>
                <text:list-item>
                  <text:p text:style-name="P65">if NO → exec “j3<text:span text:style-name="T28"> : Y</text:span>” and on</text:p>
                </text:list-item>
                <text:list-item>
                  <text:p text:style-name="P65">if YES → continue (i.e. return(0))</text:p>
                </text:list-item>
                <text:list-item>
                  <text:p text:style-name="P65">//_20190828_102028:next</text:p>
                </text:list-item>
              </text:list>
            </text:list-item>
            <text:list-item>
              <text:p text:style-name="P65"><text:span text:style-name="T20">#_</text:span> T-1.1</text:p>
              <text:list>
                <text:list-item>
                  <text:p text:style-name="P65">CODING : ~~ “j1-3”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<text:span text:style-name="T20">#_</text:span> SEG-1 : “j2-1 : N : 1” ==&gt; add : judge, take position</text:p>
              <text:list>
                <text:list-item>
                  <text:p text:style-name="P65">CODING : //_20190829_104432:tmp</text:p>
                  <text:list>
                    <text:list-item>
                      <text:p text:style-name="P65">C/P : “j3”</text:p>
                    </text:list-item>
                    <text:list-item>
                      <text:p text:style-name="P65">delete : time labels</text:p>
                    </text:list-item>
                  </text:list>
                </text:list-item>
                <text:list-item>
                  <text:p text:style-name="P65">TEST ==&gt; OK</text:p>
                </text:list-item>
              </text:list>
            </text:list-item>
          </text:list>
        </text:list-item>
        <text:list-item>
          <text:p text:style-name="P65"><text:soft-page-break/>TASK-2 : orders ---&gt; to file “orders.[XXXX].dat” (fur-2 / 20190828_094028)</text:p>
          <text:list>
            <text:list-item>
              <text:list>
                <text:list-item>
                  <text:p text:style-name="P65">“j1-3 :Y : 1”</text:p>
                </text:list-item>
                <text:list-item>
                  <text:p text:style-name="P65">“j2-2 : Y : 1”</text:p>
                </text:list-item>
              </text:list>
            </text:list-item>
            <text:list-item>
              <text:p text:style-name="P65">T-2.1 : “j1-3 :Y : 1”</text:p>
              <text:list>
                <text:list-item>
                  <text:p text:style-name="P65">CODING : </text:p>
                  <text:list>
                    <text:list-item>
                      <text:p text:style-name="P65"><text:span text:style-name="T20">#_</text:span> new file name : fname_Log_DAT_For_Session : //_20190829_110901:tmp</text:p>
                    </text:list-item>
                    <text:list-item>
                      <text:p text:style-name="P65">write log : //_20190829_110834:tmp</text:p>
                    </text:list-item>
                  </text:list>
                </text:list-item>
                <text:list-item>
                  <text:p text:style-name="P65">TEST ==&gt; OK</text:p>
                </text:list-item>
              </text:list>
            </text:list-item>
          </text:list>
        </text:list-item>
      </text:list>
      <text:p text:style-name="P9">[next]</text:p>
      <text:list xml:id="list849837102016516191" text:style-name="L37">
        <text:list-item>
          <text:p text:style-name="P66">TASK : trailing feature</text:p>
          <text:list>
            <text:list-item>
              <text:p text:style-name="P66">“step : A : 1”</text:p>
            </text:list-item>
            <text:list-item>
              <text:p text:style-name="P66">//_20190829_112152:next</text:p>
            </text:list-item>
          </text:list>
        </text:list-item>
      </text:list>
      <text:p text:style-name="P9">[further]</text:p>
      <text:list xml:id="list5573120302341640265" text:style-name="L38">
        <text:list-item>
          <text:p text:style-name="P67">new node : “j0” (in “start()”)</text:p>
          <text:list>
            <text:list-item>
              <text:p text:style-name="P67">condition → pending orders?</text:p>
              <text:list>
                <text:list-item>
                  <text:p text:style-name="P67">if YES → go to j1</text:p>
                </text:list-item>
                <text:list-item>
                  <text:p text:style-name="P67">if NO → goto j3</text:p>
                </text:list-item>
              </text:list>
            </text:list-item>
          </text:list>
        </text:list-item>
        <text:list-item>
          <text:p text:style-name="P67">“[eap-2.id-1].(20190829_111540).log”</text:p>
          <text:list>
            <text:list-item>
              <text:p text:style-name="P67">==&gt; add pair, period, too.</text:p>
            </text:list-item>
          </text:list>
        </text:list-item>
        <text:list-item>
          <text:p text:style-name="P67">“DetailedStatement.[20190829_112315]htm.htm”</text:p>
          <text:list>
            <text:list-item>
              <text:p text:style-name="P67">extract a list of orders ==&gt; python program</text:p>
            </text:list-item>
            <text:list-item>
              <text:p text:style-name="P67">at : C:\Users\iwabuchiken\AppData\Roaming\MetaQuotes\Terminal\34B08C83A5AAE27A4079DE708E60511E\MQL4\Logs\logs_trading</text:p>
            </text:list-item>
            <text:list-item>
              <text:p text:style-name="P67">how</text:p>
              <text:list>
                <text:list-item>
                  <text:p text:style-name="P67">method-1</text:p>
                  <text:list>
                    <text:list-item>
                      <text:p text:style-name="P67">extract all “tr” tags</text:p>
                    </text:list-item>
                    <text:list-item>
                      <text:p text:style-name="P67">of those TRs, collect the first TD</text:p>
                    </text:list-item>
                    <text:list-item>
                      <text:p text:style-name="P67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67">-2</text:p>
                  <text:list>
                    <text:list-item>
                      <text:p text:style-name="P67">find with regex “&lt;td title="#\d+? My order[tp]"&gt;\d+?&lt;/td&gt;”</text:p>
                    </text:list-item>
                    <text:list-item>
                      <text:p text:style-name="P67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5.1_1 / 44. currency / 8. prog-python / 5. manage-trading-data / 1. build result csv data / </text:span><text:span text:style-name="T5">20190901_144558</text:span></text:p>
      <text:p text:style-name="P9"/>
      <text:p text:style-name="P9">[do] <text:span text:style-name="T20">#_</text:span> </text:p>
      <text:list xml:id="list7695879796105180972" text:style-name="L39">
        <text:list-item>
          <text:p text:style-name="P68">REVIEW</text:p>
        </text:list-item>
        <text:list-item>
          <text:p text:style-name="P89"><text:span text:style-name="T11">#_</text:span><text:span text:style-name="T7"> TASK-1 : new file → start coding</text:span></text:p>
          <text:list>
            <text:list-item>
              <text:p text:style-name="P68">T-1.1 : new file</text:p>
            </text:list-item>
            <text:list-item>
              <text:p text:style-name="P68">T-1.2 : data</text:p>
              <text:list>
                <text:list-item>
                  <text:p text:style-name="P68">C:\Users\iwabuchiken\AppData\Roaming\MetaQuotes\Terminal\34B08C83A5AAE27A4079DE708E60511E\MQL4\Logs\logs_trading</text:p>
                  <text:list>
                    <text:list-item>
                      <text:p text:style-name="P68">DetailedStatement.[20190901_145309].htm</text:p>
                    </text:list-item>
                  </text:list>
                </text:list-item>
                <text:list-item>
                  <text:p text:style-name="P68">C:\Users\iwabuchiken\AppData\Roaming\MetaQuotes\Terminal\34B08C83A5AAE27A4079DE708E60511E\MQL4\Files\Logs\20190829_223434[eap-2.id-1].[EURJPY-1].dir</text:p>
                  <text:list>
                    <text:list-item>
                      <text:p text:style-name="P68">[eap-2.id-1].(20190829_223434).dat</text:p>
                    </text:list-item>
                  </text:list>
                </text:list-item>
              </text:list>
            </text:list-item>
            <text:list-item>
              <text:p text:style-name="P68">T-1.3 : open file → “dat” file</text:p>
              <text:list>
                <text:list-item>
                  <text:p text:style-name="P89"><text:span text:style-name="T7">CODING : </text:span><text:span text:style-name="T9">#_20190901_150006:tmp</text:span></text:p>
                  <text:list>
                    <text:list-item>
                      <text:p text:style-name="P79">close file</text:p>
                    </text:list-item>
                  </text:list>
                </text:list-item>
              </text:list>
            </text:list-item>
            <text:list-item>
              <text:p text:style-name="P79">T-1.4 : file → read lines</text:p>
              <text:list>
                <text:list-item>
                  <text:p text:style-name="P79">==&gt; OK</text:p>
                </text:list-item>
              </text:list>
            </text:list-item>
          </text:list>
        </text:list-item>
        <text:list-item>
          <text:p text:style-name="P89"><text:span text:style-name="T13">#_</text:span><text:span text:style-name="T9"> TASK-2</text:span></text:p>
          <text:list>
            <text:list-item>
              <text:p text:style-name="P79">T-1.1 : get list of trade numbers</text:p>
              <text:list>
                <text:list-item>
                  <text:p text:style-name="P79"><text:soft-page-break/>“step : 3 <text:s text:c="11"/>build list”</text:p>
                </text:list-item>
                <text:list-item>
                  <text:p text:style-name="P79">==&gt; OK</text:p>
                </text:list-item>
              </text:list>
            </text:list-item>
          </text:list>
        </text:list-item>
        <text:list-item>
          <text:p text:style-name="P79">TASK-3 : report file</text:p>
          <text:list>
            <text:list-item>
              <text:p text:style-name="P79">T-3.1 : open → with html parser</text:p>
              <text:list>
                <text:list-item>
                  <text:p text:style-name="P79">new FUNC : _build_result_csv_data__Report_File()</text:p>
                  <text:list>
                    <text:list-item>
                      <text:p text:style-name="P79">signature</text:p>
                    </text:list-item>
                    <text:list-item>
                      <text:p text:style-name="P79">debug labels</text:p>
                    </text:list-item>
                    <text:list-item>
                      <text:p text:style-name="P79">caller</text:p>
                    </text:list-item>
                  </text:list>
                </text:list-item>
              </text:list>
            </text:list-item>
            <text:list-item>
              <text:p text:style-name="P79">T-3.2 : read file</text:p>
              <text:list>
                <text:list-item>
                  <text:p text:style-name="P89"><text:span text:style-name="T9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79">CODING </text:p>
                </text:list-item>
                <text:list-item>
                  <text:p text:style-name="P79">==&gt; OK</text:p>
                </text:list-item>
              </text:list>
            </text:list-item>
            <text:list-item>
              <text:p text:style-name="P79">T-3.3 : read ==&gt; TR tags</text:p>
              <text:list>
                <text:list-item>
                  <text:p text:style-name="P79">“step : 2 : 3 <text:s text:c="11"/>read : TR tags”</text:p>
                </text:list-item>
                <text:list-item>
                  <text:p text:style-name="P79">==&gt; OK</text:p>
                  <text:list>
                    <text:list-item>
                      <text:p text:style-name="P79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79">T-3.4 : each TR → collect TD tags</text:p>
              <text:list>
                <text:list-item>
                  <text:p text:style-name="P79">==&gt; OK</text:p>
                </text:list-item>
              </text:list>
            </text:list-item>
            <text:list-item>
              <text:p text:style-name="P79">T-3.5 : TD tags → get text</text:p>
              <text:list>
                <text:list-item>
                  <text:p text:style-name="P79">==&gt; OK</text:p>
                </text:list-item>
                <text:list-item>
                  <text:p text:style-name="P79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79">T-3.6 : “step : 2 : 5.2 : 3”</text:p>
              <text:list>
                <text:list-item>
                  <text:p text:style-name="P79">#_20190901_161249:tmp</text:p>
                </text:list-item>
                <text:list-item>
                  <text:p text:style-name="P79">==&gt; OK</text:p>
                </text:list-item>
              </text:list>
            </text:list-item>
          </text:list>
        </text:list-item>
      </text:list>
      <text:p text:style-name="P9">[next]</text:p>
      <text:list xml:id="list4185786087440719620" text:style-name="L40">
        <text:list-item>
          <text:p text:style-name="P69">TASK</text:p>
          <text:list>
            <text:list-item>
              <text:p text:style-name="P69">detected TDs ---&gt; into a list</text:p>
            </text:list-item>
            <text:list-item>
              <text:p text:style-name="P69">#_20190901_161624:next</text:p>
            </text:list-item>
          </text:list>
        </text:list-item>
      </text:list>
      <text:p text:style-name="P9">[further]</text:p>
      <text:list xml:id="list6574063780915916434" text:style-name="L41">
        <text:list-item>
          <text:p text:style-name="P70"/>
        </text:list-item>
      </text:list>
      <text:p text:style-name="P7"><text:soft-page-break/><text:line-break/></text:p>
      <text:p text:style-name="P7"/>
      <text:p text:style-name="P11">@@@</text:p>
      <text:p text:style-name="P9">---------------------------------------------------------------------------</text:p>
      <text:p text:style-name="P15"><text:span text:style-name="T3">res free# JVEMV6 44#7.2.1_2 / 44. currency / 7. mql prog / 2. eap-2 / 1. id-1 / </text:span><text:span text:style-name="T5">XXX</text:span></text:p>
      <text:p text:style-name="P9"/>
      <text:p text:style-name="P9">[do] <text:span text:style-name="T20">#_</text:span> </text:p>
      <text:list xml:id="list36447244" text:continue-list="list7482930483971634752" text:style-name="L36">
        <text:list-item>
          <text:p text:style-name="P65">REVIEW</text:p>
        </text:list-item>
        <text:list-item>
          <text:p text:style-name="P65">TASK-1</text:p>
          <text:list>
            <text:list-item>
              <text:p text:style-name="P65"/>
            </text:list-item>
          </text:list>
        </text:list-item>
      </text:list>
      <text:p text:style-name="P9">[next]</text:p>
      <text:list xml:id="list278339951853354275" text:style-name="L42">
        <text:list-item>
          <text:p text:style-name="P71">TASK</text:p>
        </text:list-item>
      </text:list>
      <text:p text:style-name="P9">[further]</text:p>
      <text:list xml:id="list6305420665193129106" text:style-name="L43">
        <text:list-item>
          <text:p text:style-name="P72"/>
        </text:list-item>
      </text:list>
      <text:p text:style-name="P7"><text:line-break/></text:p>
      <text:p text:style-name="P7"/>
      <text:p text:style-name="P7">------------------------------------------------ [TEMPLATE] 20190630_172146</text:p>
      <text:p text:style-name="P9">---------------------------------------------------------------------------</text:p>
      <text:p text:style-name="P15"><text:span text:style-name="T3">res free# JVEMV6 44#7.2.1_2 / 44. currency / 7. mql prog / 2. eap-2 / 1. id-1 / </text:span><text:span text:style-name="T5">XXX</text:span></text:p>
      <text:p text:style-name="P9"/>
      <text:p text:style-name="P9">[do] <text:span text:style-name="T20">#_</text:span> </text:p>
      <text:list xml:id="list427727446964120108" text:style-name="L44">
        <text:list-item>
          <text:p text:style-name="P73">REVIEW</text:p>
        </text:list-item>
        <text:list-item>
          <text:p text:style-name="P73">TASK-1</text:p>
          <text:list>
            <text:list-item>
              <text:p text:style-name="P73"/>
            </text:list-item>
          </text:list>
        </text:list-item>
      </text:list>
      <text:p text:style-name="P9">[next]</text:p>
      <text:list xml:id="list5648789133206762174" text:style-name="L45">
        <text:list-item>
          <text:p text:style-name="P74">TASK</text:p>
        </text:list-item>
      </text:list>
      <text:p text:style-name="P9">[further]</text:p>
      <text:list xml:id="list7493343599388016327" text:style-name="L46">
        <text:list-item>
          <text:p text:style-name="P75"/>
        </text:list-item>
      </text:list>
      <text:p text:style-name="P3"><text:soft-page-break/><text:line-break/></text:p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0"><text:a xlink:type="simple" xlink:href="https://docs.zoho.com/sheet/open/eovu1e1199284fd744d5eb3f86070b4f2abb6/sheets/tester/ranges/A2" text:style-name="Internet_20_link" text:visited-style-name="Visited_20_Internet_20_Link"><text:span text:style-name="T14">https://docs.zoho.com/sheet/open/eovu1e1199284fd744d5eb3f86070b4f2abb6/sheets/tester/ranges/A2</text:span></text:a></text:p>
          </table:table-cell>
          <table:table-cell table:style-name="表1.A1" office:value-type="string">
            <text:p text:style-name="P16">20190708_000057</text:p>
          </table:table-cell>
        </table:table-row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346587139033795798" text:style-name="L47">
        <text:list-item>
          <text:p text:style-name="P8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2">r q &amp;&amp; s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  <table:table-row>
          <table:table-cell table:style-name="表3.A2" office:value-type="string">
            <text:p text:style-name="P18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</table:table>
      <text:list xml:id="list36448467" text:continue-numbering="true" text:style-name="L47">
        <text:list-item>
          <text:list>
            <text:list-item>
              <text:p text:style-name="P81"/>
            </text:list-item>
            <text:list-item>
              <text:p text:style-name="P81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5">[close]</text:p>
      <text:list xml:id="list7025230300119826760" text:style-name="L48">
        <text:list-item>
          <text:p text:style-name="P29">git</text:p>
          <text:list>
            <text:list-item>
              <text:p text:style-name="P33">console</text:p>
              <text:list>
                <text:list-item>
                  <text:p text:style-name="P33">r o1 &amp;&amp; s &amp;&amp; r q4 &amp;&amp; s</text:p>
                </text:list-item>
                <text:list-item>
                  <text:p text:style-name="P35"/>
                </text:list-item>
                <text:list-item>
                  <text:p text:style-name="P33">r o1 &amp;&amp; s &amp;&amp; r q &amp;&amp; s</text:p>
                </text:list-item>
                <text:list-item>
                  <text:p text:style-name="P35"> </text:p>
                </text:list-item>
                <text:list-item>
                  <text:p text:style-name="P33">r o1 &amp;&amp; s</text:p>
                </text:list-item>
                <text:list-item>
                  <text:p text:style-name="P35"/>
                </text:list-item>
                <text:list-item>
                  <text:p text:style-name="P33">r q4 &amp;&amp; s</text:p>
                </text:list-item>
                <text:list-item>
                  <text:p text:style-name="P35"/>
                </text:list-item>
                <text:list-item>
                  <text:p text:style-name="P33"><text:soft-page-break/>r q1 &amp;&amp; s</text:p>
                </text:list-item>
                <text:list-item>
                  <text:p text:style-name="P35"/>
                </text:list-item>
                <text:list-item>
                  <text:p text:style-name="P33">r q &amp;&amp; s</text:p>
                </text:list-item>
                <text:list-item>
                  <text:p text:style-name="P34"/>
                </text:list-item>
                <text:list-item>
                  <text:p text:style-name="P33">g l --grep=currency</text:p>
                </text:list-item>
                <text:list-item>
                  <text:p text:style-name="P35"/>
                </text:list-item>
              </text:list>
            </text:list-item>
            <text:list-item>
              <text:p text:style-name="P33">commit</text:p>
              <text:list>
                <text:list-item>
                  <text:p text:style-name="P36">"myself] res freeJVEMV6 44#5.1 74 / 44. currency / 5. ea tools / 1. first / 20190608_160040</text:p>
                </text:list-item>
                <text:list-item>
                  <text:p text:style-name="P35"/>
                </text:list-item>
                <text:list-item>
                  <text:p text:style-name="P36">----------------</text:p>
                </text:list-item>
                <text:list-item>
                  <text:p text:style-name="P35"/>
                </text:list-item>
                <text:list-item>
                  <text:p text:style-name="P36">new FUNC : get_Bars__M_1_A_2</text:p>
                </text:list-item>
                <text:list-item>
                  <text:p text:style-name="P35"/>
                </text:list-item>
                <text:list-item>
                  <text:p text:style-name="P36">==&gt; started</text:p>
                </text:list-item>
                <text:list-item>
                  <text:p text:style-name="P36">"</text:p>
                </text:list-item>
              </text:list>
            </text:list-item>
            <text:list-item>
              <text:p text:style-name="P33">console</text:p>
              <text:list>
                <text:list-item>
                  <text:p text:style-name="P33">r q4 &amp;&amp; p</text:p>
                </text:list-item>
                <text:list-item>
                  <text:p text:style-name="P35"/>
                </text:list-item>
                <text:list-item>
                  <text:p text:style-name="P33">r o1 &amp;&amp; p</text:p>
                </text:list-item>
                <text:list-item>
                  <text:p text:style-name="P35"/>
                </text:list-item>
                <text:list-item>
                  <text:p text:style-name="P33">r q1 &amp;&amp; p</text:p>
                </text:list-item>
                <text:list-item>
                  <text:p text:style-name="P35"/>
                </text:list-item>
                <text:list-item>
                  <text:p text:style-name="P33">r q &amp;&amp; p &amp;&amp; pushd C:\WORKS_2\Utils\shortcuts\proj_FX &amp;&amp; end_apps.bat</text:p>
                </text:list-item>
                <text:list-item>
                  <text:p text:style-name="P35"/>
                </text:list-item>
                <text:list-item>
                  <text:p text:style-name="P33">r q4 &amp;&amp; p &amp;&amp; r o1 &amp;&amp; p &amp;&amp; pushd C:\WORKS_2\Utils\shortcuts\proj_FX &amp;&amp; end_apps.bat</text:p>
                </text:list-item>
                <text:list-item>
                  <text:p text:style-name="P35"/>
                </text:list-item>
                <text:list-item>
                  <text:p text:style-name="P33">r q &amp;&amp; p &amp;&amp; r o1 &amp;&amp; p &amp;&amp; pushd C:\WORKS_2\Utils\shortcuts\proj_FX &amp;&amp; end_apps.bat</text:p>
                </text:list-item>
                <text:list-item>
                  <text:p text:style-name="P35"/>
                </text:list-item>
                <text:list-item>
                  <text:p text:style-name="P33">r q4 &amp;&amp; p &amp;&amp; pushd C:\WORKS_2\Utils\shortcuts\proj_FX &amp;&amp; end_apps.bat</text:p>
                </text:list-item>
                <text:list-item>
                  <text:p text:style-name="P33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7">r o1 &amp;&amp; e &amp;&amp; p</text:p>
          </table:table-cell>
        </table:table-row>
        <table:table-row>
          <table:table-cell table:style-name="表2.A2" office:value-type="string">
            <text:p text:style-name="P17">pushd C:\WORKS_2\Utils\shortcuts\proj_FX &amp;&amp; end_apps.bat</text:p>
          </table:table-cell>
        </table:table-row>
      </table:table>
      <text:list xml:id="list36427881" text:continue-numbering="true" text:style-name="L48">
        <text:list-item>
          <text:list>
            <text:list-item>
              <text:list>
                <text:list-item>
                  <text:p text:style-name="P33"/>
                </text:list-item>
                <text:list-item>
                  <text:p text:style-name="P33"><text:soft-page-break/>r o1 &amp;&amp; e &amp;&amp; p</text:p>
                </text:list-item>
                <text:list-item>
                  <text:p text:style-name="P33">pushd C:\WORKS_2\Utils\shortcuts\proj_FX &amp;&amp; end_apps.bat</text:p>
                </text:list-item>
                <text:list-item>
                  <text:p text:style-name="P34"/>
                </text:list-item>
              </text:list>
            </text:list-item>
          </text:list>
        </text:list-item>
        <text:list-item>
          <text:p text:style-name="P33">close apps</text:p>
          <text:list>
            <text:list-item>
              <text:p text:style-name="P33">pushd C:\WORKS_2\Utils\shortcuts\proj_FX</text:p>
            </text:list-item>
            <text:list-item>
              <text:p text:style-name="P33">end_apps.bat</text:p>
            </text:list-item>
            <text:list-item>
              <text:p text:style-name="P35"/>
            </text:list-item>
          </text:list>
        </text:list-item>
        <text:list-item>
          <text:p text:style-name="P33">close</text:p>
          <text:list>
            <text:list-item>
              <text:p text:style-name="P33">folders</text:p>
            </text:list-item>
            <text:list-item>
              <text:p text:style-name="P33">browser</text:p>
            </text:list-item>
            <text:list-item>
              <text:p text:style-name="P33">server</text:p>
            </text:list-item>
            <text:list-item>
              <text:p text:style-name="P33">email</text:p>
            </text:list-item>
          </text:list>
        </text:list-item>
        <text:list-item>
          <text:p text:style-name="P92">send this email</text:p>
        </text:list-item>
      </text:list>
      <text:p text:style-name="P8">/ ------------------------------------------------------- [STEPS : close] 20190718_165045 /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9-01T16:23:02.23</dc:date>
    <dc:creator>iwabuchi ken</dc:creator>
    <meta:editing-duration>PT19H59M27S</meta:editing-duration>
    <meta:editing-cycles>76</meta:editing-cycles>
    <meta:generator>OpenOffice/4.1.3$Win32 OpenOffice.org_project/413m1$Build-9783</meta:generator>
    <meta:document-statistic meta:table-count="3" meta:image-count="0" meta:object-count="0" meta:page-count="24" meta:paragraph-count="566" meta:word-count="2860" meta:character-count="16483"/>
  </office:meta>
</office:document-meta>
</file>